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526cm"/>
    </style:style>
    <style:style style:name="ro4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weight="bold" style:font-name-asian="SimSun" style:font-weight-asian="bold" style:font-name-complex="Lucida Sans" style:font-weight-complex="bold"/>
    </style:style>
    <style:style style:name="ce2" style:family="table-cell" style:parent-style-name="Default">
      <style:text-properties style:font-name="Calibri" style:font-name-asian="SimSun" style:font-name-complex="Lucida Sans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3333" style:font-name="Calibri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H tutorial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5" table:number-columns-repeated="1016" table:default-cell-style-name="ce3"/>
        <table:table-row table:style-name="ro2">
          <table:table-cell table:style-name="ce1" office:value-type="string">
            <text:p>Author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Year </text:p>
          </table:table-cell>
          <table:table-cell table:style-name="ce4" office:value-type="string">
            <text:p>rvb</text:p>
          </table:table-cell>
          <table:table-cell table:style-name="ce4" office:value-type="string">
            <text:p>wiki</text:p>
          </table:table-cell>
          <table:table-cell table:style-name="ce8" office:value-type="string">
            <text:p>ilibrary</text:p>
          </table:table-cell>
          <table:table-cell table:style-name="ce4" office:value-type="string">
            <text:p>lib.ru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Фонвизин</text:p>
          </table:table-cell>
          <table:table-cell table:style-name="ce5" office:value-type="string">
            <text:p>Недоросль</text:p>
          </table:table-cell>
          <table:table-cell table:style-name="ce5" office:value-type="float" office:value="1782">
            <text:p>1782</text:p>
          </table:table-cell>
          <table:table-cell office:value-type="string">
            <text:p>http://rvb.ru/18vek/fonvizin/01text/vol1/01theatre/003.htm</text:p>
          </table:table-cell>
          <table:table-cell office:value-type="string">
            <text:p>https://ru.wikisource.org/wiki/%D0%9D%D0%B5%D0%B4%D0%BE%D1%80%D0%BE%D1%81%D0%BB%D1%8C_(%D0%A4%D0%BE%D0%BD%D0%B2%D0%B8%D0%B7%D0%B8%D0%BD)</text:p>
          </table:table-cell>
          <table:table-cell table:style-name="ce7" office:value-type="string">
            <text:p>None</text:p>
          </table:table-cell>
          <table:table-cell office:value-type="string">
            <text:p>http://az.lib.ru/f/fonwizin_d_i/text_002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Грибоедов</text:p>
          </table:table-cell>
          <table:table-cell table:style-name="ce5" office:value-type="string">
            <text:p>Горе от ума</text:p>
          </table:table-cell>
          <table:table-cell table:style-name="ce5" office:value-type="float" office:value="1825">
            <text:p>1825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3%D0%BE%D1%80%D0%B5_%D0%BE%D1%82_%D1%83%D0%BC%D0%B0_(%D0%93%D1%80%D0%B8%D0%B1%D0%BE%D0%B5%D0%B4%D0%BE%D0%B2)/%D0%9F%D0%A1%D0%A1_1911_(%D0%92%D0%A2)</text:p>
          </table:table-cell>
          <table:table-cell office:value-type="string">
            <text:p>http://ilibrary.ru/text/5/p.1/index.html</text:p>
          </table:table-cell>
          <table:table-cell office:value-type="string">
            <text:p>http://az.lib.ru/g/griboedow_a_s/text_001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Пушкин</text:p>
          </table:table-cell>
          <table:table-cell table:style-name="ce5" office:value-type="string">
            <text:p>Борис Годунов</text:p>
          </table:table-cell>
          <table:table-cell table:style-name="ce5" office:value-type="float" office:value="1825">
            <text:p>1825</text:p>
          </table:table-cell>
          <table:table-cell office:value-type="string">
            <text:p>http://rvb.ru/pushkin/01text/05theatre/01theatre/0837.htm</text:p>
          </table:table-cell>
          <table:table-cell office:value-type="string">
            <text:p>https://ru.wikisource.org/wiki/%D0%91%D0%BE%D1%80%D0%B8%D1%81_%D0%93%D0%BE%D0%B4%D1%83%D0%BD%D0%BE%D0%B2_(%D0%9F%D1%83%D1%88%D0%BA%D0%B8%D0%BD)</text:p>
          </table:table-cell>
          <table:table-cell office:value-type="string">
            <text:p>http://ilibrary.ru/text/465/p.1/index.html</text:p>
          </table:table-cell>
          <table:table-cell office:value-type="string">
            <text:p>http://az.lib.ru/p/pushkin_a_s/text_011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Гоголь</text:p>
          </table:table-cell>
          <table:table-cell table:style-name="ce5" office:value-type="string">
            <text:p>Ревизор</text:p>
          </table:table-cell>
          <table:table-cell table:style-name="ce5" office:value-type="float" office:value="1836">
            <text:p>1836</text:p>
          </table:table-cell>
          <table:table-cell office:value-type="string">
            <text:p>http://rvb.ru/gogol/01text/vol_04/01_revisor/0085.htm</text:p>
          </table:table-cell>
          <table:table-cell office:value-type="string">
            <text:p>https://ru.wikisource.org/wiki/%D0%A0%D0%B5%D0%B2%D0%B8%D0%B7%D0%BE%D1%80_(%D0%93%D0%BE%D0%B3%D0%BE%D0%BB%D1%8C)</text:p>
          </table:table-cell>
          <table:table-cell office:value-type="string">
            <text:p>http://ilibrary.ru/text/473/index.html</text:p>
          </table:table-cell>
          <table:table-cell office:value-type="string">
            <text:p>http://az.lib.ru/g/gogolx_n_w/text_0070.shtml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Гоголь</text:p>
          </table:table-cell>
          <table:table-cell table:style-name="ce5" office:value-type="string">
            <text:p>Женитьба</text:p>
          </table:table-cell>
          <table:table-cell table:style-name="ce5" office:value-type="string">
            <text:p><text:tab/></text:p>
            <text:p>1833—1835</text:p>
          </table:table-cell>
          <table:table-cell office:value-type="string">
            <text:p>http://rvb.ru/gogol/01text/vol_05/01_zhenitba/0105.htm</text:p>
          </table:table-cell>
          <table:table-cell office:value-type="string">
            <text:p>https://ru.wikisource.org/wiki/%D0%96%D0%B5%D0%BD%D0%B8%D1%82%D1%8C%D0%B1%D0%B0_(%D0%93%D0%BE%D0%B3%D0%BE%D0%BB%D1%8C)</text:p>
          </table:table-cell>
          <table:table-cell office:value-type="string">
            <text:p>http://ilibrary.ru/text/1234/index.html</text:p>
          </table:table-cell>
          <table:table-cell office:value-type="string">
            <text:p>http://az.lib.ru/g/gogolx_n_w/text_008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Сухово-Кобылин</text:p>
          </table:table-cell>
          <table:table-cell table:style-name="ce5" office:value-type="string">
            <text:p>Дело</text:p>
          </table:table-cell>
          <table:table-cell table:style-name="ce5" office:value-type="float" office:value="1856">
            <text:p>1856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4%D0%B5%D0%BB%D0%BE_(%D0%A1%D1%83%D1%85%D0%BE%D0%B2%D0%BE-%D0%9A%D0%BE%D0%B1%D1%8B%D0%BB%D0%B8%D0%BD)</text:p>
          </table:table-cell>
          <table:table-cell table:style-name="ce7" office:value-type="string">
            <text:p>None</text:p>
          </table:table-cell>
          <table:table-cell office:value-type="string">
            <text:p>http://az.lib.ru/s/suhowokobylin_a_w/text_0025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Сухово-Кобылин</text:p>
          </table:table-cell>
          <table:table-cell table:style-name="ce6" office:value-type="string">
            <text:p>Смерть Тарелкина</text:p>
          </table:table-cell>
          <table:table-cell table:style-name="ce5" office:value-type="float" office:value="1869">
            <text:p>1869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A1%D0%BC%D0%B5%D1%80%D1%82%D1%8C_%D0%A2%D0%B0%D1%80%D0%B5%D0%BB%D0%BA%D0%B8%D0%BD%D0%B0_(%D0%A1%D1%83%D1%85%D0%BE%D0%B2%D0%BE-%D0%9A%D0%BE%D0%B1%D1%8B%D0%BB%D0%B8%D0%BD)</text:p>
          </table:table-cell>
          <table:table-cell table:style-name="ce7" office:value-type="string">
            <text:p>None</text:p>
          </table:table-cell>
          <table:table-cell office:value-type="string">
            <text:p>http://az.lib.ru/s/suhowokobylin_a_w/text_0030.shtml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Островский</text:p>
          </table:table-cell>
          <table:table-cell table:style-name="ce5" office:value-type="string">
            <text:p>Свои люди - сочтемся</text:p>
          </table:table-cell>
          <table:table-cell table:style-name="ce5" office:value-type="float" office:value="1849">
            <text:p>1849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A1%D0%B2%D0%BE%D0%B8_%D0%BB%D1%8E%D0%B4%D0%B8_%E2%80%94_%D1%81%D0%BE%D1%87%D1%82%D1%91%D0%BC%D1%81%D1%8F_(%D0%9E%D1%81%D1%82%D1%80%D0%BE%D0%B2%D1%81%D0%BA%D0%B8%D0%B9)</text:p>
          </table:table-cell>
          <table:table-cell office:value-type="string">
            <text:p>http://ilibrary.ru/text/2399/p.1/index.html</text:p>
          </table:table-cell>
          <table:table-cell office:value-type="string">
            <text:p>http://az.lib.ru/o/ostrowskij_a_n/text_003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Островский</text:p>
          </table:table-cell>
          <table:table-cell table:style-name="ce5" office:value-type="string">
            <text:p>Бедность не порок</text:p>
          </table:table-cell>
          <table:table-cell table:style-name="ce5" office:value-type="float" office:value="1853">
            <text:p>1853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1%D0%B5%D0%B4%D0%BD%D0%BE%D1%81%D1%82%D1%8C_%D0%BD%D0%B5_%D0%BF%D0%BE%D1%80%D0%BE%D0%BA_(%D0%9E%D1%81%D1%82%D1%80%D0%BE%D0%B2%D1%81%D0%BA%D0%B8%D0%B9)</text:p>
          </table:table-cell>
          <table:table-cell office:value-type="string">
            <text:p>http://ilibrary.ru/text/2400/p.1/index.html</text:p>
          </table:table-cell>
          <table:table-cell office:value-type="string">
            <text:p>http://az.lib.ru/o/ostrowskij_a_n/text_004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Островский</text:p>
          </table:table-cell>
          <table:table-cell table:style-name="ce5" office:value-type="string">
            <text:p>Гроза</text:p>
          </table:table-cell>
          <table:table-cell table:style-name="ce5" office:value-type="float" office:value="1859">
            <text:p>1859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3%D1%80%D0%BE%D0%B7%D0%B0_(%D0%9E%D1%81%D1%82%D1%80%D0%BE%D0%B2%D1%81%D0%BA%D0%B8%D0%B9)</text:p>
          </table:table-cell>
          <table:table-cell office:value-type="string">
            <text:p>http://ilibrary.ru/text/994/index.html</text:p>
          </table:table-cell>
          <table:table-cell office:value-type="string">
            <text:p>http://az.lib.ru/o/ostrowskij_a_n/text_0060.shtml</text:p>
          </table:table-cell>
          <table:table-cell table:number-columns-repeated="1017"/>
        </table:table-row>
        <table:table-row table:style-name="ro6">
          <table:table-cell table:style-name="ce2" office:value-type="string">
            <text:p>Алексей Толстой</text:p>
          </table:table-cell>
          <table:table-cell table:style-name="ce5" office:value-type="string">
            <text:p>Смерть Иоанна Грозного</text:p>
          </table:table-cell>
          <table:table-cell table:style-name="ce5" office:value-type="string">
            <text:p>1862—1864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A1%D0%BC%D0%B5%D1%80%D1%82%D1%8C_%D0%98%D0%BE%D0%B0%D0%BD%D0%BD%D0%B0_%D0%93%D1%80%D0%BE%D0%B7%D0%BD%D0%BE%D0%B3%D0%BE_(%D0%90._%D0%9A._%D0%A2%D0%BE%D0%BB%D1%81%D1%82%D0%BE%D0%B9)</text:p>
          </table:table-cell>
          <table:table-cell table:style-name="ce7" office:value-type="string">
            <text:p>None</text:p>
          </table:table-cell>
          <table:table-cell office:value-type="string">
            <text:p>http://az.lib.ru/t/tolstoj_a_k/text_005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Островский</text:p>
          </table:table-cell>
          <table:table-cell table:style-name="ce5" office:value-type="string">
            <text:p>Бесприданница</text:p>
          </table:table-cell>
          <table:table-cell table:style-name="ce5" office:value-type="float" office:value="1878">
            <text:p>1878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1%D0%B5%D1%81%D0%BF%D1%80%D0%B8%D0%B4%D0%B0%D0%BD%D0%BD%D0%B8%D1%86%D0%B0_(%D0%9E%D1%81%D1%82%D1%80%D0%BE%D0%B2%D1%81%D0%BA%D0%B8%D0%B9)</text:p>
          </table:table-cell>
          <table:table-cell office:value-type="string">
            <text:p>http://ilibrary.ru/text/1202/index.html</text:p>
          </table:table-cell>
          <table:table-cell office:value-type="string">
            <text:p>http://az.lib.ru/o/ostrowskij_a_n/text_019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Лев Толстой</text:p>
          </table:table-cell>
          <table:table-cell table:style-name="ce5" office:value-type="string">
            <text:p>Живой труп</text:p>
          </table:table-cell>
          <table:table-cell table:style-name="ce5" office:value-type="float" office:value="1900">
            <text:p>1900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6%D0%B8%D0%B2%D0%BE%D0%B9_%D1%82%D1%80%D1%83%D0%BF_(%D0%A2%D0%BE%D0%BB%D1%81%D1%82%D0%BE%D0%B9)</text:p>
          </table:table-cell>
          <table:table-cell table:style-name="ce7" office:value-type="string">
            <text:p>None</text:p>
          </table:table-cell>
          <table:table-cell office:value-type="string">
            <text:p>http://az.lib.ru/t/tolstoj_lew_nikolaewich/text_1270.shtm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Лев Толстой</text:p>
          </table:table-cell>
          <table:table-cell table:style-name="ce5" office:value-type="string">
            <text:p>Власть тьмы</text:p>
          </table:table-cell>
          <table:table-cell table:style-name="ce5" office:value-type="float" office:value="1877">
            <text:p>1877</text:p>
          </table:table-cell>
          <table:table-cell office:value-type="string">
            <text:p>http://rvb.ru/tolstoy/01text/vol_11/01text/0269.htm</text:p>
          </table:table-cell>
          <table:table-cell table:number-columns-repeated="3" table:style-name="ce7" office:value-type="string">
            <text:p>None</text:p>
          </table:table-cell>
          <table:table-cell table:number-columns-repeated="1017"/>
        </table:table-row>
        <table:table-row table:style-name="ro2">
          <table:table-cell office:value-type="string">
            <text:p>Чехов</text:p>
          </table:table-cell>
          <table:table-cell table:style-name="ce5" office:value-type="string">
            <text:p>Чайка</text:p>
          </table:table-cell>
          <table:table-cell table:style-name="ce5" office:value-type="float" office:value="1895">
            <text:p>1895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A7%D0%B0%D0%B9%D0%BA%D0%B0_(%D0%A7%D0%B5%D1%85%D0%BE%D0%B2)</text:p>
          </table:table-cell>
          <table:table-cell office:value-type="string">
            <text:p>http://ilibrary.ru/text/971/index.html</text:p>
          </table:table-cell>
          <table:table-cell office:value-type="string">
            <text:p>http://www.lib.ru/LITRA/CHEHOW/chajka.txt</text:p>
          </table:table-cell>
          <table:table-cell table:number-columns-repeated="1017"/>
        </table:table-row>
        <table:table-row table:style-name="ro2">
          <table:table-cell office:value-type="string">
            <text:p>Чехов</text:p>
          </table:table-cell>
          <table:table-cell table:style-name="ce5" office:value-type="string">
            <text:p>Дядя Ваня</text:p>
          </table:table-cell>
          <table:table-cell table:style-name="ce5" office:value-type="float" office:value="1896">
            <text:p>1896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4%D1%8F%D0%B4%D1%8F_%D0%92%D0%B0%D0%BD%D1%8F_(%D0%A7%D0%B5%D1%85%D0%BE%D0%B2)</text:p>
          </table:table-cell>
          <table:table-cell office:value-type="string">
            <text:p>http://ilibrary.ru/text/972/index.html</text:p>
          </table:table-cell>
          <table:table-cell office:value-type="string">
            <text:p>http://az.lib.ru/c/chehow_a_p/text_0130.shtml</text:p>
          </table:table-cell>
          <table:table-cell table:number-columns-repeated="1017"/>
        </table:table-row>
        <table:table-row table:style-name="ro2">
          <table:table-cell office:value-type="string">
            <text:p>Чехов</text:p>
          </table:table-cell>
          <table:table-cell table:style-name="ce5" office:value-type="string">
            <text:p>Вишневый сад</text:p>
          </table:table-cell>
          <table:table-cell table:style-name="ce5" office:value-type="float" office:value="1903">
            <text:p>1903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2%D0%B8%D1%88%D0%BD%D1%91%D0%B2%D1%8B%D0%B9_%D1%81%D0%B0%D0%B4_(%D0%A7%D0%B5%D1%85%D0%BE%D0%B2)</text:p>
          </table:table-cell>
          <table:table-cell office:value-type="string">
            <text:p>http://ilibrary.ru/text/472/index.html</text:p>
          </table:table-cell>
          <table:table-cell office:value-type="string">
            <text:p>http://az.lib.ru/c/chehow_a_p/text_0150.shtml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26.12.2016</text:date>, <text:time>20:2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il Skorinkin</meta:initial-creator>
    <meta:creation-date>2016-07-01T19:29:20</meta:creation-date>
    <dc:date>2016-12-26T20:18:03.68</dc:date>
    <dc:creator>Daniil Skorinkin</dc:creator>
    <meta:editing-duration>PT2H38M27S</meta:editing-duration>
    <meta:editing-cycles>21</meta:editing-cycles>
    <meta:generator>OpenOffice/4.1.0$Win32 OpenOffice.org_project/410m18$Build-9764</meta:generator>
    <meta:document-statistic meta:table-count="3" meta:cell-count="126" meta:object-count="0"/>
    <meta:user-defined meta:name=""/>
  </office:meta>
</office:document-meta>
</file>